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center" fo:margin-bottom="0in"/>
    </style:style>
    <style:style style:name="T2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weight="bold" style:font-weight-asian="bold" style:text-position="super 66.6%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5" style:parent-style-name="Normal" style:family="paragraph">
      <style:paragraph-properties fo:text-align="center" fo:margin-bottom="0in"/>
    </style:style>
    <style:style style:name="T2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weight="bold" style:font-weight-asian="bold" style:text-position="super 66.6%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3" style:family="table-column">
      <style:table-column-properties style:column-width="3.127in"/>
    </style:style>
    <style:style style:name="TableColumn34" style:family="table-column">
      <style:table-column-properties style:column-width="3.2909in"/>
    </style:style>
    <style:style style:name="Table32" style:family="table">
      <style:table-properties style:width="6.418in" fo:margin-left="0in" table:align="left"/>
    </style:style>
    <style:style style:name="TableRow35" style:family="table-row">
      <style:table-row-properties style:row-height="0.1972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40" style:family="table-row">
      <style:table-row-properties style:row-height="0.1972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5" style:family="table-row">
      <style:table-row-properties style:row-height="0.1972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1" style:family="table-row">
      <style:table-row-properties style:row-height="0.1972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6" style:family="table-row">
      <style:table-row-properties style:row-height="0.1972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62" style:family="table-row">
      <style:table-row-properties style:row-height="0.1972i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67" style:family="table-row">
      <style:table-row-properties style:row-height="0.1972in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72" style:family="table-row">
      <style:table-row-properties style:row-height="0.1951i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7" style:family="table-row">
      <style:table-row-properties style:row-height="0.1972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83" style:family="table-row">
      <style:table-row-properties style:row-height="0.1972in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8" style:family="table-row">
      <style:table-row-properties style:row-height="0.1972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3" style:family="table-row">
      <style:table-row-properties style:row-height="0.1972in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8" style:family="table-row">
      <style:table-row-properties style:row-height="0.1972in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3" style:family="table-row">
      <style:table-row-properties style:row-height="0.1972in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8" style:family="table-row">
      <style:table-row-properties style:row-height="0.1972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3" style:family="table-row">
      <style:table-row-properties style:row-height="0.1972i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8" style:family="table-row">
      <style:table-row-properties style:row-height="0.1972in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2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26" style:family="table-column">
      <style:table-column-properties style:column-width="0.493in"/>
    </style:style>
    <style:style style:name="TableColumn127" style:family="table-column">
      <style:table-column-properties style:column-width="3.0277in"/>
    </style:style>
    <style:style style:name="Table125" style:family="table">
      <style:table-properties style:width="3.5208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133" style:family="table-row">
      <style:table-row-properties style:min-row-height="0.1972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TableRow138" style:family="table-row">
      <style:table-row-properties style:min-row-height="0.1972in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3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44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TableRow145" style:family="table-row">
      <style:table-row-properties style:min-row-height="0.1972in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ableRow151" style:family="table-row">
      <style:table-row-properties style:min-row-height="0.1972in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56" style:family="table-row">
      <style:table-row-properties style:min-row-height="0.1972in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1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2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TableRow163" style:family="table-row">
      <style:table-row-properties style:min-row-height="0.1972in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8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9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0" style:parent-style-name="ListParagraph" style:family="paragraph">
      <style:paragraph-properties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TableRow171" style:family="table-row">
      <style:table-row-properties style:min-row-height="0.1972in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76" style:family="table-row">
      <style:table-row-properties style:min-row-height="0.1972in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8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6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8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9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0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1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2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3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4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0" style:parent-style-name="Normal" style:family="paragraph">
      <style:text-properties style:font-name="Arial" style:font-name-complex="Arial" fo:font-size="12pt" style:font-size-asian="12pt" style:font-size-complex="12pt"/>
    </style:style>
    <style:style style:name="P20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0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0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1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21" style:parent-style-name="ListParagraph" style:family="paragraph">
      <style:paragraph-properties style:vertical-align="auto" fo:margin-bottom="0in" fo:line-height="100%"/>
      <style:text-properties fo:hyphenate="true"/>
    </style:style>
    <style:style style:name="T2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7" style:parent-style-name="ListParagraph" style:family="paragraph">
      <style:paragraph-properties style:vertical-align="auto" fo:margin-bottom="0in" fo:line-height="100%" fo:margin-left="0.2916in">
        <style:tab-stops/>
      </style:paragraph-properties>
      <style:text-properties style:font-name="Arial" style:font-name-complex="Arial" fo:color="#000000" fo:font-size="12pt" style:font-size-asian="12pt" style:font-size-complex="12pt" fo:hyphenate="true"/>
    </style:style>
    <style:style style:name="P228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29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3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31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32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33" style:parent-style-name="Normal" style:family="paragraph">
      <style:text-properties style:font-name="Arial" style:font-name-complex="Arial" fo:font-size="12pt" style:font-size-asian="12pt" style:font-size-complex="12pt"/>
    </style:style>
    <style:style style:name="P23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5" style:parent-style-name="Normal" style:family="paragraph">
      <style:text-properties style:font-name="Arial" style:font-name-complex="Arial" fo:font-size="12pt" style:font-size-asian="12pt" style:font-size-complex="12pt"/>
    </style:style>
    <style:style style:name="P236" style:parent-style-name="Normal" style:family="paragraph">
      <style:text-properties style:font-name="Arial" style:font-name-complex="Arial" fo:font-size="12pt" style:font-size-asian="12pt" style:font-size-complex="12pt"/>
    </style:style>
    <style:style style:name="P23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8" style:parent-style-name="Normal" style:family="paragraph">
      <style:text-properties style:font-name="Arial" style:font-name-complex="Arial" fo:font-size="12pt" style:font-size-asian="12pt" style:font-size-complex="12pt"/>
    </style:style>
    <style:style style:name="P239" style:parent-style-name="Normal" style:family="paragraph">
      <style:text-properties style:font-name="Arial" style:font-name-complex="Arial" fo:font-size="12pt" style:font-size-asian="12pt" style:font-size-complex="12pt"/>
    </style:style>
    <style:style style:name="P24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2" style:parent-style-name="Normal" style:family="paragraph">
      <style:text-properties style:font-name="Arial" style:font-name-complex="Arial" fo:font-size="12pt" style:font-size-asian="12pt" style:font-size-complex="12pt"/>
    </style:style>
    <style:style style:name="P24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4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46" style:parent-style-name="Normal" style:family="paragraph">
      <style:text-properties style:font-name="Arial" style:font-name-complex="Arial" fo:font-size="12pt" style:font-size-asian="12pt" style:font-size-complex="12pt"/>
    </style:style>
    <style:style style:name="P247" style:parent-style-name="Normal" style:family="paragraph">
      <style:text-properties style:font-name="Arial" style:font-name-complex="Arial" fo:font-size="12pt" style:font-size-asian="12pt" style:font-size-complex="12pt"/>
    </style:style>
    <style:style style:name="P248" style:parent-style-name="Normal" style:family="paragraph">
      <style:text-properties style:font-name="Arial" style:font-name-complex="Arial" fo:font-size="12pt" style:font-size-asian="12pt" style:font-size-complex="12pt"/>
    </style:style>
    <style:style style:name="P249" style:parent-style-name="Normal" style:family="paragraph">
      <style:text-properties style:font-name="Arial" style:font-name-complex="Arial" fo:font-size="12pt" style:font-size-asian="12pt" style:font-size-complex="12pt"/>
    </style:style>
    <style:style style:name="P250" style:parent-style-name="Normal" style:family="paragraph">
      <style:text-properties style:font-name="Arial" style:font-name-complex="Arial" fo:font-size="12pt" style:font-size-asian="12pt" style:font-size-complex="12pt"/>
    </style:style>
    <style:style style:name="P251" style:parent-style-name="Normal" style:family="paragraph">
      <style:text-properties style:font-name="Arial" style:font-name-complex="Arial" fo:font-size="12pt" style:font-size-asian="12pt" style:font-size-complex="12pt"/>
    </style:style>
    <style:style style:name="P252" style:parent-style-name="Normal" style:family="paragraph">
      <style:paragraph-properties fo:margin-bottom="0.0833in" fo:line-height="100%"/>
      <style:text-properties style:font-name="Arial" style:font-name-complex="Arial" fo:font-size="12pt" style:font-size-asian="12pt" style:font-size-complex="12pt"/>
    </style:style>
    <style:style style:name="P253" style:parent-style-name="Normal" style:family="paragraph">
      <style:text-properties style:font-name="Arial" style:font-name-complex="Arial" fo:font-size="12pt" style:font-size-asian="12pt" style:font-size-complex="12pt"/>
    </style:style>
    <style:style style:name="P254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Open Data User<text:s/>Group<text:s/>- Minutes</text:p>
      <text:p text:style-name="P21"><text:span text:style-name="T22">17</text:span><text:span text:style-name="T23">th</text:span><text:span text:style-name="T24"><text:s/>meeting</text:span></text:p>
      <text:p text:style-name="P25"><text:span text:style-name="T26">18</text:span><text:span text:style-name="T27">th</text:span><text:span text:style-name="T28"><text:s/>October<text:s/></text:span><text:span text:style-name="T29">2013, 14:00-17:30</text:span></text:p>
      <text:p text:style-name="P30">Deloitte 1 Little New St,<text:s/>London,<text:s/>EC4A 3TR</text:p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Attendees</text:p>
          </table:table-cell>
          <table:table-cell table:style-name="TableCell38">
            <text:p text:style-name="P39">Officials</text:p>
          </table:table-cell>
        </table:table-row>
        <table:table-row table:style-name="TableRow40">
          <table:table-cell table:style-name="TableCell41">
            <text:p text:style-name="P42">Heather Savory (Chair) (HS)</text:p>
          </table:table-cell>
          <table:table-cell table:style-name="TableCell43">
            <text:p text:style-name="P44">Krisztina Katona (Cabinet Office) (KK)</text:p>
          </table:table-cell>
        </table:table-row>
        <table:table-row table:style-name="TableRow45">
          <table:table-cell table:style-name="TableCell46">
            <text:p text:style-name="P47">Bob Barr (BB)<text:s/></text:p>
            <text:p text:style-name="P48">2:30o</text:p>
          </table:table-cell>
          <table:table-cell table:style-name="TableCell49">
            <text:p text:style-name="P50">Ekua Boateng (Cabinet Office) (EB)</text:p>
          </table:table-cell>
        </table:table-row>
        <table:table-row table:style-name="TableRow51">
          <table:table-cell table:style-name="TableCell52">
            <text:p text:style-name="P53">Alex Kafetz (AK)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ominique Lazanski (DL)</text:p>
          </table:table-cell>
          <table:table-cell table:style-name="TableCell59">
            <text:p text:style-name="P60"><text:span text:style-name="T61">Observers</text:span></text:p>
          </table:table-cell>
        </table:table-row>
        <table:table-row table:style-name="TableRow62">
          <table:table-cell table:style-name="TableCell63">
            <text:p text:style-name="P64">Harvey Lewis (HL)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Gesche Schmid (GSc)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Giuseppe Sollazzo (GS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Tom Smith(TS)</text:p>
          </table:table-cell>
          <table:table-cell table:style-name="TableCell80">
            <text:p text:style-name="P81"><text:span text:style-name="T82">Apologies</text:span></text:p>
          </table:table-cell>
        </table:table-row>
        <table:table-row table:style-name="TableRow83">
          <table:table-cell table:style-name="TableCell84">
            <text:p text:style-name="P85">Jacqui Taylor (JT)</text:p>
          </table:table-cell>
          <table:table-cell table:style-name="TableCell86">
            <text:p text:style-name="P87">Charlie Boundy (CB)</text:p>
          </table:table-cell>
        </table:table-row>
        <table:table-row table:style-name="TableRow88">
          <table:table-cell table:style-name="TableCell89">
            <text:p text:style-name="P90">Jeni Tennison (JTe)</text:p>
          </table:table-cell>
          <table:table-cell table:style-name="TableCell91">
            <text:p text:style-name="P92">Paul Fenton (PF)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Paul Malyon (PM)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Ed Parkes (Cabinet Office) (EP)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Duncan Ross (DR)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Carlos Somohano (CS)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</table:table>
      <text:p text:style-name="P123"/>
      <text:p text:style-name="P124">Agenda</text:p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Item</text:p>
          </table:table-cell>
          <table:table-cell table:style-name="TableCell131">
            <text:p text:style-name="P132">Description</text:p>
          </table:table-cell>
        </table:table-row>
        <table:table-row table:style-name="TableRow133">
          <table:table-cell table:style-name="TableCell134">
            <text:p text:style-name="P135">1</text:p>
          </table:table-cell>
          <table:table-cell table:style-name="TableCell136">
            <text:p text:style-name="P137">Chair’s introduction and welcome</text:p>
          </table:table-cell>
        </table:table-row>
        <table:table-row table:style-name="TableRow138">
          <table:table-cell table:style-name="TableCell139">
            <text:p text:style-name="P140">2</text:p>
          </table:table-cell>
          <table:table-cell table:style-name="TableCell141">
            <text:p text:style-name="P142">Update on benefits cases</text:p>
            <text:list text:style-name="LFO7" text:continue-numbering="true">
              <text:list-item>
                <text:p text:style-name="P143">DVLA and Stolen Vehicles</text:p>
              </text:list-item>
              <text:list-item>
                <text:p text:style-name="P144">VOA</text:p>
              </text:list-item>
            </text:list>
          </table:table-cell>
        </table:table-row>
        <table:table-row table:style-name="TableRow145">
          <table:table-cell table:style-name="TableCell146">
            <text:p text:style-name="P147">3</text:p>
          </table:table-cell>
          <table:table-cell table:style-name="TableCell148">
            <text:p text:style-name="P149"><text:span text:style-name="T150">CO update on NII</text:span></text:p>
          </table:table-cell>
        </table:table-row>
        <table:table-row table:style-name="TableRow151">
          <table:table-cell table:style-name="TableCell152">
            <text:p text:style-name="P153">4</text:p>
          </table:table-cell>
          <table:table-cell table:style-name="TableCell154">
            <text:p text:style-name="P155">New Data Request prioritisation</text:p>
          </table:table-cell>
        </table:table-row>
        <table:table-row table:style-name="TableRow156">
          <table:table-cell table:style-name="TableCell157">
            <text:p text:style-name="P158">6</text:p>
          </table:table-cell>
          <table:table-cell table:style-name="TableCell159">
            <text:p text:style-name="P160">ODUG Events</text:p>
            <text:list text:style-name="LFO8" text:continue-numbering="true">
              <text:list-item>
                <text:p text:style-name="P161">OGP</text:p>
              </text:list-item>
              <text:list-item>
                <text:p text:style-name="P162">Parliament - Engage the public</text:p>
              </text:list-item>
            </text:list>
          </table:table-cell>
        </table:table-row>
        <table:table-row table:style-name="TableRow163">
          <table:table-cell table:style-name="TableCell164">
            <text:p text:style-name="P165">7</text:p>
          </table:table-cell>
          <table:table-cell table:style-name="TableCell166">
            <text:p text:style-name="P167">Proposals for £3.5m budget spend</text:p>
            <text:list text:style-name="LFO9" text:continue-numbering="true">
              <text:list-item>
                <text:p text:style-name="P168">New proposal (BB)</text:p>
              </text:list-item>
              <text:list-item>
                <text:p text:style-name="P169">Local Govt proposal (JT/GSc)</text:p>
              </text:list-item>
              <text:list-item>
                <text:p text:style-name="P170">Other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8</text:p>
          </table:table-cell>
          <table:table-cell table:style-name="TableCell174">
            <text:p text:style-name="P175">Case Studies</text:p>
          </table:table-cell>
        </table:table-row>
        <table:table-row table:style-name="TableRow176">
          <table:table-cell table:style-name="TableCell177">
            <text:p text:style-name="P178">9</text:p>
          </table:table-cell>
          <table:table-cell table:style-name="TableCell179">
            <text:p text:style-name="P180">A.O.B.</text:p>
            <text:soft-page-break/>
            <text:p text:style-name="P181">9.1 <text:s/>ONS Census Consultation – overview (5mins)</text:p>
            <text:p text:style-name="P182">9.2 Forward meeting schedule (5mins)</text:p>
            <text:p text:style-name="P183">9.2 AOB</text:p>
          </table:table-cell>
        </table:table-row>
      </table:table>
      <text:p text:style-name="P184"/>
      <text:p text:style-name="P185">Chair’s Intro and Welcome</text:p>
      <text:p text:style-name="P186">The Chair welcomed the<text:s/>group<text:s/>to the meeting<text:s/>and noted that the<text:s/>minutes from the last meeting<text:s/>had been approved in correspondence.<text:s/></text:p>
      <text:p text:style-name="P187">Chair’s Update<text:s/></text:p>
      <text:p text:style-name="P188">The Chair<text:s/>had<text:s/>attended meetings to discuss the Data Request mechanism in the light<text:s/>of updates to data.gov.uk and to agree ODUG’s participation at the Open Government Partnership<text:s/>(OGP)<text:s/>Summit. She had spoken at a Royal Statistical Society Event and had given evidence to the Public Administration Select Committee (PASC) enquiry on Statistics and Open Data.</text:p>
      <text:p text:style-name="P189">In addition the Chair had<text:s/>a meeting with Royal Mail to discuss their<text:s/>PAF<text:s/>license<text:s/>consultation.<text:s/>ODUG had<text:s/>a<text:s/>vigorous<text:s/>discussion on the position<text:s/>the group should<text:s/>adopt<text:s/>on postcodes,<text:s/>in light of the<text:s/>Royal Mail privatisation. The key arguments are set out below:</text:p>
      <text:list text:style-name="LFO10" text:continue-numbering="true">
        <text:list-item>
          <text:p text:style-name="P190">Supporting a non-open data<text:s/>position of a small flat fee for access to PAF in order to sustain the<text:s/>highest possible quality<text:s/>and most<text:s/>up to-date data, if the Royal Mail was<text:s/>minded to do this.</text:p>
        </text:list-item>
        <text:list-item>
          <text:p text:style-name="P191">Encouraging and supporting competitors to PAF and creating challenges to the sustainability and dominance of the PAF commercial model.</text:p>
        </text:list-item>
        <text:list-item>
          <text:p text:style-name="P192">ODUG members <text:s/>were supportive of<text:s/>Building an<text:s/>Open<text:s/>Data PAF alternative using local authority data and crowd sourcing.<text:s/></text:p>
        </text:list-item>
        <text:list-item>
          <text:p text:style-name="P193">ODUG members <text:s/>were supportive of<text:s/>maintaining<text:s/>the strong<text:s/>position that PAF should be available as<text:s/>Open<text:s/>Data.</text:p>
        </text:list-item>
      </text:list>
      <text:p text:style-name="P194">The<text:s/>group concluded that their continued ambition was for an Open Data Postcode Address File, which makes building an alternative to PAF the only viable option for the Open Data agenda.</text:p>
      <text:p text:style-name="P195"/>
      <text:p text:style-name="P196"/>
      <text:p text:style-name="P197"/>
      <text:p text:style-name="P198">Update on benefits cases</text:p>
      <text:p text:style-name="P199">Update on DVLA</text:p>
      <text:p text:style-name="P200">KK provided an update which highlighted that discussions about the release of the<text:s/>data<text:s/>(and other datasets)<text:s/>are ongoing. She informed the<text:s/>group<text:s/>that<text:s/>the benefits<text:s/>case<text:s/>on<text:s/>the DVLA<text:s/>had been helpful in making the case for data release, although<text:s/>the Department of Transport had<text:s/>fed back that<text:s/>more emphasis on social benefits<text:s/>in future benefits cases, and additional case studies (rather than a single request) are helpful in making the case for data release.</text:p>
      <text:p text:style-name="P201">New Data Request prioritisation</text:p>
      <text:p text:style-name="P202">JT<text:s/>gave an update to the<text:s/>group<text:s/>on the work, with Cabinet<text:s/>Office, around<text:s/>the data request process<text:s/>in light of the changes being made to data.gov.uk<text:s/>and the process of aligning two different processes and making them<text:s/>work in harmony. JT reminded the<text:s/>group<text:s/>that the<text:s/>road map needed to be refreshed<text:s/>before the OGP event at the end of October. <text:s/></text:p>
      <text:p text:style-name="P203"/>
      <text:p text:style-name="P204">Action: JT to refresh the road map with the input of the<text:s/>group.<text:s/></text:p>
      <text:p text:style-name="P205"/>
      <text:p text:style-name="P206">ODUG Events</text:p>
      <text:p text:style-name="P207"/>
      <text:p text:style-name="P208">OGP Update</text:p>
      <text:p text:style-name="P209"/>
      <text:p text:style-name="P210">An update about the OGP was given highlighting the following points:</text:p>
      <text:p text:style-name="P211"/>
      <text:p text:style-name="P212">JT showed the<text:s/>group<text:s/>the ODUG logo for the event, which was approved by the<text:s/>group.</text:p>
      <text:p text:style-name="P213">JT also<text:s/>sought approval<text:s/>from the<text:s/>group<text:s/>to produce an<text:s/>ODUG A6<text:s/>booklet<text:s/><text:s/>to<text:s/>highlight the key ODUG achievements, number of data requests, business cases<text:s/>and<text:s/>to<text:s/>include a testimonial of<text:s/>a<text:s/>data<text:s/>release that has helped a requestor. The leaflet was approved by the group.</text:p>
      <text:p text:style-name="P214"/>
      <text:p text:style-name="P215">Action: JT to co-ordinate rotation of ODUG Members on the stand</text:p>
      <text:p text:style-name="P216">Action: EB to receive A6 booklet<text:s/>and to print 1,000 copies <text:s text:c="2"/></text:p>
      <text:p text:style-name="P217"/>
      <text:p text:style-name="P218">Proposals for £3.5m budget spend</text:p>
      <text:p text:style-name="P219">Local Govt Proposal</text:p>
      <text:p text:style-name="P220">JT and GSc<text:s/>invited the<text:s/>group<text:s/>to provide feedback on the Local Government Voucher Scheme<text:s/>which proposes to give local authorities funding to incentivise them to<text:s/><text:soft-page-break/>publish open data to a benchmarked standard. The key themes of the discussion are outlined below:</text:p>
      <text:list text:style-name="LFO12" text:continue-numbering="true">
        <text:list-item>
          <text:p text:style-name="P221"><text:span text:style-name="T222"><text:s/>The scheme cannot ensure that all local authorities would sign up and provide the data. However, the proposal is designed to test take-up in a pilot<text:s/></text:span><text:span text:style-name="T223">offered on a</text:span><text:span text:style-name="T224"><text:s/>voluntary</text:span><text:span text:style-name="T225"><text:s/>basis</text:span><text:span text:style-name="T226">.</text:span></text:p>
        </text:list-item>
      </text:list>
      <text:p text:style-name="P227"/>
      <text:list text:style-name="LFO11" text:continue-numbering="true">
        <text:list-item>
          <text:p text:style-name="P228">An alternate<text:s/>scheme<text:s/>might<text:s/>include<text:s/>funding a young data scientist to work with local authorities to<text:s/>help<text:s/>unlock their data.</text:p>
        </text:list-item>
        <text:list-item>
          <text:p text:style-name="P229">The discussion also raised the issue of how to prioritise the themes for funding and how to<text:s/>ensure the funding<text:s/>made the biggest impact.<text:s/></text:p>
        </text:list-item>
        <text:list-item>
          <text:p text:style-name="P230">Additionally<text:s/>the<text:s/>number<text:s/>of authorities<text:s/>who<text:s/>could be helped in the pilot<text:s/><text:s/>was raised,<text:s/>as well as whether the funding should be focussed on<text:s/>local authorities least engaged in the open data agenda<text:s/>or on<text:s/>to building<text:s/>capacity on a particular<text:s/>open data<text:s/>theme.</text:p>
        </text:list-item>
        <text:list-item>
          <text:p text:style-name="P231">There was a discussion about<text:s/>whether<text:s/>a voucher scheme of<text:s/><text:s/>£2500 or £6000 would be sufficient to fund resources if local authorities face<text:s/>the<text:s/>bigger issue of staff cuts.</text:p>
        </text:list-item>
        <text:list-item>
          <text:p text:style-name="P232">The fund administration was also a key issue raised as it was not explicit in the paper<text:s/>who would administer the scheme.</text:p>
        </text:list-item>
      </text:list>
      <text:p text:style-name="P233">Action: JT<text:s/>and GSc<text:s/>to prepare a 1 page document executive summary setting out the<text:s/>proposal on Seed Vouchers highlighting the<text:s/>key themes for funding and more details on fund administration.<text:s/></text:p>
      <text:p text:style-name="P234">New Proposal<text:s/></text:p>
      <text:p text:style-name="P235">There was a brief discussion of BB’s paper and the outcome was for BB to speak to GS to see how both proposals fit together.</text:p>
      <text:p text:style-name="P236">Action: BB and GSc<text:s/>to meet to discuss how the proposals fit together.<text:s/></text:p>
      <text:p text:style-name="P237">Case Studies</text:p>
      <text:p text:style-name="P238">The Chair<text:s/>asked the<text:s/>group<text:s/>to submit examples of open data case studies that would be complied and circulated within the<text:s/>group.<text:s/>HL will lead on this.</text:p>
      <text:p text:style-name="P239">Action: Case Study proposals to HL (ALL)</text:p>
      <text:p text:style-name="P240"/>
      <text:soft-page-break/>
      <text:p text:style-name="P241">Census Consultation</text:p>
      <text:p text:style-name="P242">TS gave an update on the Office for National Statistics census consultation, highlighting the different options for future collection and use of census and alternative data sources.<text:s/>Action: For TS/BB<text:s/>to provide a first draft of<text:s/>a paper on the census change to the<text:s/>group<text:s/>prior to the next meeting.<text:s/></text:p>
      <text:p text:style-name="P243">Action: For all to contribute case studies to the open data spreadsheet on the ODUG collaboration space.</text:p>
      <text:p text:style-name="P244"/>
      <text:p text:style-name="P245">A.O.B.</text:p>
      <text:p text:style-name="P246">PM<text:s/>had suggested that<text:s/>the<text:s/>group<text:s/>that needed to prepare a response<text:s/>the Law<text:s/>Commission<text:s/>consultation<text:s/>on Data Sharing<text:s/>between Public Bodies. The group agreed. A lead is required for this work.<text:s/></text:p>
      <text:p text:style-name="P247">ODUG<text:s/>members acknowledged<text:s/>Defra's decision to release their draft Open Data strategy for comment to the Open Data community<text:s/>as an approach to<text:s/>be commended,<text:s/>regarded by ODUG members as exemplar behaviour.</text:p>
      <text:p text:style-name="P248"><text:s/>EB asked the<text:s/>group<text:s/>to<text:s/>group<text:s/>to contact her with any difficulties in setting up ODUG profiles on DGUK.<text:s/></text:p>
      <text:p text:style-name="P249">Action: For an ODUG member to come forward to<text:s/>lead the ODUG response to the<text:s/>Law Commission<text:s/>consultation. (ALL)</text:p>
      <text:p text:style-name="P250">Action: For ODUG members to contact EB with any DGUK profile issues. (ALL)</text:p>
      <text:p text:style-name="P251"/>
      <text:p text:style-name="P252"/>
      <text:p text:style-name="P253"/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000000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fo:font-weight="normal" style:font-weight-asian="normal"/>
    </style:style>
    <style:style style:name="WW_CharLFO2LVL1" style:family="text">
      <style:text-properties style:font-name="Symbol" fo:font-weight="normal" style:font-weight-asian="normal"/>
    </style:style>
    <style:style style:name="WW_CharLFO2LVL2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weight="normal" style:font-weight-asian="normal"/>
    </style:style>
    <style:style style:name="WW_CharLFO4LVL2" style:family="text">
      <style:text-properties style:font-name="Symbol"/>
    </style:style>
    <style:style style:name="WW_CharLFO5LVL1" style:family="text">
      <style:text-properties fo:font-weight="normal" style:font-weight-asian="normal"/>
    </style:style>
    <style:style style:name="WW_CharLFO5LVL2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P7" style:parent-style-name="Header" style:family="paragraph">
      <style:paragraph-properties fo:text-align="center"/>
      <style:text-properties fo:color="#FFFFFF"/>
    </style:style>
    <style:style style:name="P8" style:parent-style-name="Header" style:family="paragraph">
      <style:paragraph-properties fo:text-align="center"/>
    </style:style>
    <style:style style:name="P9" style:parent-style-name="Footer" style:family="paragraph">
      <style:paragraph-properties fo:text-align="center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P12" style:parent-style-name="Footer" style:family="paragraph">
      <style:paragraph-properties fo:text-align="center"/>
    </style:style>
    <style:style style:name="T13" style:parent-style-name="DefaultParagraphFont" style:family="text">
      <style:text-properties fo:color="#000000"/>
    </style:style>
    <style:style style:name="P14" style:parent-style-name="Footer" style:family="paragraph">
      <style:paragraph-properties fo:text-align="center"/>
    </style:style>
    <style:style style:name="T15" style:parent-style-name="DefaultParagraphFont" style:family="text">
      <style:text-properties fo:color="#FFFFFF"/>
    </style:style>
    <style:style style:name="P16" style:parent-style-name="Footer" style:family="paragraph">
      <style:paragraph-properties fo:text-align="center"/>
    </style:style>
    <style:style style:name="T17" style:parent-style-name="DefaultParagraphFont" style:family="text">
      <style:text-properties fo:color="#FFFFFF"/>
    </style:style>
    <style:style style:name="P18" style:parent-style-name="Footer" style:family="paragraph">
      <style:paragraph-properties fo:text-align="center"/>
      <style:text-properties fo:color="#FFFFFF"/>
    </style:style>
    <style:style style:name="P19" style:parent-style-name="Footer" style:family="paragraph">
      <style:paragraph-properties fo:text-align="center"/>
    </style:style>
    <style:style style:name="T20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<text:span text:style-name="T6">UNCLASSIFIED</text:span></text:p>
        <text:p text:style-name="P7">UNCLASSIFIED</text:p>
        <text:p text:style-name="P8"/>
      </style:header>
      <style:footer>
        <text:p text:style-name="P9"><text:span text:style-name="T10"/><text:span text:style-name="T11">UNCLASSIFIED</text:span></text:p>
        <text:p text:style-name="P12"><text:span text:style-name="T13">UNCLASSIFIED</text:span></text:p>
        <text:p text:style-name="P14"><text:span text:style-name="T15">UNCLASSIFIED</text:span></text:p>
        <text:p text:style-name="P16"><text:span text:style-name="T17">UNCLASSIFIED</text:span></text:p>
        <text:p text:style-name="P18">UNCLASSIFIED</text:p>
        <text:p text:style-name="P19"><text:span text:style-name="T2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Ed Parkes</meta:initial-creator>
    <dc:creator>MATT LLOYD</dc:creator>
    <meta:creation-date>2013-11-25T10:57:00Z</meta:creation-date>
    <dc:date>2013-11-25T10:58:00Z</dc:date>
    <meta:print-date>2013-11-18T10:06:00Z</meta:print-date>
    <meta:template xlink:href="Normal" xlink:type="simple"/>
    <meta:editing-cycles>3</meta:editing-cycles>
    <meta:editing-duration>PT12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9353c935-4bb8-478c-b7c1-9a8cf40e1c38</meta:user-defined>
    <meta:document-statistic meta:page-count="5" meta:paragraph-count="14" meta:word-count="1056" meta:character-count="7062" meta:row-count="50" meta:non-whitespace-character-count="6020"/>
  </office:meta>
</office:document-meta>
</file>